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1bbf" officeooo:paragraph-rsid="001e1bbf"/>
    </style:style>
    <style:style style:name="P2" style:family="paragraph" style:parent-style-name="Standard">
      <style:text-properties officeooo:rsid="001f0bf5" officeooo:paragraph-rsid="001f0bf5"/>
    </style:style>
    <style:style style:name="P3" style:family="paragraph" style:parent-style-name="Standard">
      <style:text-properties fo:color="#000000" style:text-line-through-style="none" style:text-line-through-type="none" style:text-underline-style="none" officeooo:rsid="001f0bf5" officeooo:paragraph-rsid="001f0bf5" style:text-blinking="false" fo:background-color="transparent" loext:padding="0cm" loext:border="none"/>
    </style:style>
    <style:style style:name="P4" style:family="paragraph" style:parent-style-name="Text_20_body">
      <style:text-properties officeooo:rsid="001cae51" officeooo:paragraph-rsid="001cae51"/>
    </style:style>
    <style:style style:name="P5" style:family="paragraph" style:parent-style-name="Text_20_body">
      <style:text-properties officeooo:rsid="0020ceb2" officeooo:paragraph-rsid="0020ceb2"/>
    </style:style>
    <style:style style:name="P6" style:family="paragraph" style:parent-style-name="Text_20_body">
      <style:text-properties officeooo:rsid="0023e8e2" officeooo:paragraph-rsid="0023e8e2"/>
    </style:style>
    <style:style style:name="P7" style:family="paragraph" style:parent-style-name="Text_20_body">
      <style:text-properties officeooo:rsid="0023e8e2" officeooo:paragraph-rsid="00264f99"/>
    </style:style>
    <style:style style:name="P8" style:family="paragraph" style:parent-style-name="Text_20_body">
      <style:text-properties officeooo:paragraph-rsid="0023e8e2"/>
    </style:style>
    <style:style style:name="P9" style:family="paragraph" style:parent-style-name="Text_20_body">
      <style:text-properties officeooo:rsid="00253df2" officeooo:paragraph-rsid="00253df2"/>
    </style:style>
    <style:style style:name="P10" style:family="paragraph" style:parent-style-name="Text_20_body">
      <style:text-properties officeooo:rsid="00253df2" officeooo:paragraph-rsid="00264f99"/>
    </style:style>
    <style:style style:name="P11" style:family="paragraph" style:parent-style-name="Text_20_body">
      <style:text-properties style:text-underline-style="solid" style:text-underline-width="auto" style:text-underline-color="font-color" officeooo:rsid="001e1bbf" officeooo:paragraph-rsid="001e1bbf"/>
    </style:style>
    <style:style style:name="P12" style:family="paragraph" style:parent-style-name="Text_20_body">
      <style:text-properties officeooo:rsid="00264f99" officeooo:paragraph-rsid="00264f99"/>
    </style:style>
    <style:style style:name="P13" style:family="paragraph" style:parent-style-name="Text_20_body">
      <style:text-properties officeooo:rsid="00289f91" officeooo:paragraph-rsid="00289f91"/>
    </style:style>
    <style:style style:name="P14" style:family="paragraph" style:parent-style-name="Preformatted_20_Text">
      <style:text-properties officeooo:rsid="0023e8e2" officeooo:paragraph-rsid="0023e8e2"/>
    </style:style>
    <style:style style:name="P15" style:family="paragraph" style:parent-style-name="Preformatted_20_Text">
      <style:text-properties officeooo:rsid="0023e8e2" officeooo:paragraph-rsid="00253df2"/>
    </style:style>
    <style:style style:name="P16" style:family="paragraph" style:parent-style-name="Preformatted_20_Text">
      <style:text-properties officeooo:rsid="0023e8e2" officeooo:paragraph-rsid="0025c034"/>
    </style:style>
    <style:style style:name="P17" style:family="paragraph" style:parent-style-name="Text_20_body">
      <style:text-properties officeooo:rsid="001e1bbf" officeooo:paragraph-rsid="001e1bbf"/>
    </style:style>
    <style:style style:name="P18" style:family="paragraph" style:parent-style-name="Text_20_body">
      <style:text-properties officeooo:rsid="00253df2" officeooo:paragraph-rsid="002d44e3"/>
    </style:style>
    <style:style style:name="P19" style:family="paragraph" style:parent-style-name="Text_20_body">
      <style:text-properties style:font-name="Liberation Serif" fo:font-size="12pt" officeooo:rsid="002ea9f7" officeooo:paragraph-rsid="002ea9f7" style:font-size-asian="12pt" style:font-size-complex="12pt"/>
    </style:style>
    <style:style style:name="P20" style:family="paragraph" style:parent-style-name="Text_20_body">
      <style:text-properties style:font-name="Liberation Serif" fo:font-size="12pt" officeooo:paragraph-rsid="002eaeac" style:font-size-asian="12pt" style:font-size-complex="12pt"/>
    </style:style>
    <style:style style:name="P21" style:family="paragraph" style:parent-style-name="Text_20_body">
      <style:text-properties style:font-name="Liberation Serif" fo:font-size="12pt" officeooo:paragraph-rsid="002fbc57" style:font-size-asian="12pt" style:font-size-complex="12pt"/>
    </style:style>
    <style:style style:name="P22" style:family="paragraph" style:parent-style-name="Text_20_body">
      <style:text-properties style:font-name="Liberation Serif" fo:font-size="12pt" officeooo:rsid="002fbc57" officeooo:paragraph-rsid="002fbc57" style:font-size-asian="12pt" style:font-size-complex="12pt"/>
    </style:style>
    <style:style style:name="P23" style:family="paragraph" style:parent-style-name="Text_20_body">
      <style:text-properties officeooo:paragraph-rsid="002ea9f7"/>
    </style:style>
    <style:style style:name="P24" style:family="paragraph" style:parent-style-name="Text_20_body">
      <style:text-properties officeooo:rsid="002eaeac" officeooo:paragraph-rsid="002eaeac"/>
    </style:style>
    <style:style style:name="P25" style:family="paragraph" style:parent-style-name="Text_20_body">
      <style:text-properties officeooo:paragraph-rsid="002eaeac"/>
    </style:style>
    <style:style style:name="P26" style:family="paragraph" style:parent-style-name="Text_20_body">
      <style:text-properties style:font-name="monospace" fo:font-size="26.25pt" officeooo:paragraph-rsid="002eaeac"/>
    </style:style>
    <style:style style:name="P27" style:family="paragraph" style:parent-style-name="Text_20_body">
      <style:text-properties style:font-name="monospace" fo:font-size="12pt" officeooo:rsid="002fbc57" officeooo:paragraph-rsid="002fbc57" style:font-size-asian="12pt" style:font-size-complex="12pt"/>
    </style:style>
    <style:style style:name="P28" style:family="paragraph" style:parent-style-name="Text_20_body">
      <style:text-properties officeooo:paragraph-rsid="001c0575"/>
    </style:style>
    <style:style style:name="P29" style:family="paragraph" style:parent-style-name="Text_20_body">
      <style:text-properties officeooo:rsid="002fbc57" officeooo:paragraph-rsid="002fbc57"/>
    </style:style>
    <style:style style:name="P30" style:family="paragraph" style:parent-style-name="Text_20_body">
      <style:text-properties officeooo:rsid="001cae51" officeooo:paragraph-rsid="001cae51"/>
    </style:style>
    <style:style style:name="P31" style:family="paragraph" style:parent-style-name="Heading_20_1">
      <style:text-properties officeooo:rsid="001c0575" officeooo:paragraph-rsid="001c0575"/>
    </style:style>
    <style:style style:name="P32" style:family="paragraph" style:parent-style-name="Heading_20_2">
      <style:text-properties officeooo:rsid="001c0575" officeooo:paragraph-rsid="001c0575"/>
    </style:style>
    <style:style style:name="P33" style:family="paragraph" style:parent-style-name="Heading_20_2">
      <style:text-properties officeooo:rsid="001cae51" officeooo:paragraph-rsid="001cae51"/>
    </style:style>
    <style:style style:name="P34" style:family="paragraph" style:parent-style-name="Heading_20_2">
      <style:text-properties officeooo:rsid="0023e8e2" officeooo:paragraph-rsid="0023e8e2"/>
    </style:style>
    <style:style style:name="P35" style:family="paragraph" style:parent-style-name="Heading_20_2">
      <style:text-properties officeooo:rsid="00253df2" officeooo:paragraph-rsid="00253df2"/>
    </style:style>
    <style:style style:name="P36" style:family="paragraph" style:parent-style-name="Heading_20_2">
      <style:text-properties officeooo:rsid="00253df2" officeooo:paragraph-rsid="00264f99"/>
    </style:style>
    <style:style style:name="P37" style:family="paragraph" style:parent-style-name="Heading_20_2">
      <style:text-properties officeooo:paragraph-rsid="002ea9f7"/>
    </style:style>
    <style:style style:name="P38" style:family="paragraph" style:parent-style-name="Heading_20_2">
      <style:text-properties officeooo:rsid="002eaeac" officeooo:paragraph-rsid="002fbc57"/>
    </style:style>
    <style:style style:name="P39" style:family="paragraph" style:parent-style-name="Heading_20_2">
      <style:text-properties style:font-name="monospace" fo:font-size="12pt" officeooo:rsid="002fbc57" officeooo:paragraph-rsid="002eaeac" style:font-size-asian="12pt" style:font-size-complex="12pt"/>
    </style:style>
    <style:style style:name="P40" style:family="paragraph" style:parent-style-name="Preformatted_20_Text">
      <style:text-properties officeooo:rsid="0023e8e2" officeooo:paragraph-rsid="0023e8e2"/>
    </style:style>
    <style:style style:name="P41" style:family="paragraph" style:parent-style-name="Preformatted_20_Text">
      <style:text-properties officeooo:rsid="0023e8e2" officeooo:paragraph-rsid="002bfdf1"/>
    </style:style>
    <style:style style:name="P42" style:family="paragraph" style:parent-style-name="Preformatted_20_Text">
      <style:text-properties officeooo:rsid="0023e8e2" officeooo:paragraph-rsid="00253df2"/>
    </style:style>
    <style:style style:name="P43" style:family="paragraph" style:parent-style-name="Preformatted_20_Text">
      <style:text-properties officeooo:paragraph-rsid="0023e8e2"/>
    </style:style>
    <style:style style:name="P44" style:family="paragraph" style:parent-style-name="Preformatted_20_Text">
      <style:text-properties officeooo:paragraph-rsid="002bfdf1"/>
    </style:style>
    <style:style style:name="P45" style:family="paragraph" style:parent-style-name="Heading_20_3">
      <style:text-properties officeooo:rsid="00289f91" officeooo:paragraph-rsid="00289f91"/>
    </style:style>
    <style:style style:name="P46" style:family="paragraph" style:parent-style-name="Heading_20_3">
      <style:text-properties officeooo:rsid="0020ceb2" officeooo:paragraph-rsid="0020ceb2"/>
    </style:style>
    <style:style style:name="T1" style:family="text">
      <style:text-properties officeooo:rsid="001f0bf5"/>
    </style:style>
    <style:style style:name="T2" style:family="text">
      <style:text-properties officeooo:rsid="00253df2"/>
    </style:style>
    <style:style style:name="T3" style:family="text">
      <style:text-properties officeooo:rsid="0025c034"/>
    </style:style>
    <style:style style:name="T4" style:family="text">
      <style:text-properties officeooo:rsid="00264f99"/>
    </style:style>
    <style:style style:name="T5" style:family="text">
      <style:text-properties officeooo:rsid="00289f91"/>
    </style:style>
    <style:style style:name="T6" style:family="text">
      <style:text-properties officeooo:rsid="002bfdf1"/>
    </style:style>
    <style:style style:name="T7" style:family="text">
      <style:text-properties officeooo:rsid="002ea9f7"/>
    </style:style>
    <style:style style:name="T8" style:family="text">
      <style:text-properties officeooo:rsid="002eaeac"/>
    </style:style>
    <style:style style:name="T9" style:family="text">
      <style:text-properties style:font-name="Liberation Serif" fo:font-size="12pt" style:font-size-asian="12pt" style:font-size-complex="12pt"/>
    </style:style>
    <style:style style:name="T10" style:family="text">
      <style:text-properties officeooo:rsid="002fbc5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1" text:outline-level="1">Instrucciones instalación y ejecución de la aplicación:</text:h>
      <text:p text:style-name="P28"/>
      <text:h text:style-name="P39" text:outline-level="2"/>
      <text:h text:style-name="P32" text:outline-level="2">Compilación del proyecto y creación del jar:</text:h>
      <text:p text:style-name="P4">En la raiz del proyecto dentro de spring, run as maven build. </text:p>
      <text:p text:style-name="P4">En goals poner package. </text:p>
      <text:p text:style-name="P4">Aply and run.</text:p>
      <text:p text:style-name="P4">En la consola se indica donde se ha generado el .jar que suele ser en la carpeta donde esta el proyecto en: /ourProject/target/ourProject-0.0.1-SNAPSHOT.jar</text:p>
      <text:p text:style-name="P4">Una vez realizado esto ya tendremos el jar.</text:p>
      <text:p text:style-name="P29">Haremos un proceso análogo con el proyecto API-REST</text:p>
      <text:h text:style-name="P38" text:outline-level="2">Creación máquina virtual:</text:h>
      <text:p text:style-name="P21">Instala Virtualbox descargando .deb <text:span text:style-name="T8">en una versión 5,2 o inferior</text:span></text:p>
      <text:p text:style-name="P21">Instala Vagrant descargando .deb</text:p>
      <text:p text:style-name="P22">Creamos el directorio para la maquina virtual y vamos a el:</text:p>
      <text:p text:style-name="P21">mkdir -p ~/vagrant/spring</text:p>
      <text:p text:style-name="P21">cd ~/vagrant/spring</text:p>
      <text:p text:style-name="P22">Inicializamos la máquina:</text:p>
      <text:p text:style-name="P21">vagrant init ubuntu/trusty32</text:p>
      <text:p text:style-name="P22">Para acceder a la máquina virtual por red se descomenta la siguiente línea de Vagrantfile:</text:p>
      <text:p text:style-name="P22"># config.vm.network "private_network", ip: "192.168.33.10”</text:p>
      <text:p text:style-name="P22">a continuacion levantamos la máquina virtual:</text:p>
      <text:p text:style-name="P22">vagrant up</text:p>
      <text:p text:style-name="P22">y abrimos la terminal de nuestra nueva maquina:</text:p>
      <text:p text:style-name="P27">vagrant ssh</text:p>
      <text:h text:style-name="P33" text:outline-level="2">Al iniciar la maquina virtual:</text:h>
      <text:h text:style-name="P45" text:outline-level="3">Obtenemos <text:span text:style-name="T10">los JARS</text:span></text:h>
      <text:p text:style-name="P25"><text:span text:style-name="T8">Para pasar los JARS a la MV:</text:span></text:p>
      <text:p text:style-name="P24">copiamos los JARS en </text:p>
      <text:p text:style-name="P26"><text:soft-page-break/><text:span text:style-name="T9"><text:s/>~/vagrant/spring</text:span></text:p>
      <text:h text:style-name="P46" text:outline-level="3">Instalación MV Java</text:h>
      <text:p text:style-name="P4">Instalaremos java <text:span text:style-name="T1">ejecutando en la terminal</text:span>:</text:p>
      <text:p text:style-name="P17">sudo add-apt-repository ppa:openjdk-r/ppa</text:p>
      <text:p text:style-name="P17">sudo apt-get update</text:p>
      <text:p text:style-name="P17">sudo apt-get install openjdk-8-jdk</text:p>
      <text:p text:style-name="P17"><text:span text:style-name="T1">S</text:span>i al ejecutar este comando <text:span text:style-name="T1">da el siguiente error:</text:span></text:p>
      <text:p text:style-name="P1">E: No se pudo bloquear /var/lib/dpkg/lock-frontend - open (11: Recurso no disponible temporalmente)</text:p>
      <text:p text:style-name="Standard">E: Unable to acquire the dpkg frontend lock (/var/lib/dpkg/lock-frontend), is another process using it?</text:p>
      <text:p text:style-name="Standard"/>
      <text:p text:style-name="P2">Se deberá ejecutar el siguiente comando:</text:p>
      <text:p text:style-name="P3">sudo fuser -vki  /var/lib/dpkg/lock</text:p>
      <text:p text:style-name="P3"/>
      <text:p text:style-name="P3">Y posterio<text:span text:style-name="T4">r</text:span>mente volver a intentar la instalación</text:p>
      <text:p text:style-name="P11"/>
      <text:h text:style-name="P46" text:outline-level="3">Instalación MySQL</text:h>
      <text:p text:style-name="P5">Actualizaremos los repositorios con :<text:line-break/></text:p>
      <text:p text:style-name="P5">sudo apt update</text:p>
      <text:p text:style-name="P5">instalaremos MySQL con:</text:p>
      <text:p text:style-name="P5">sudo apt install mysql-server</text:p>
      <text:p text:style-name="P29">debemos indicar que la contraseña del root es “password”</text:p>
      <text:h text:style-name="P34" text:outline-level="2">Configuracion de MySQL y acceso de usuario por contraseña</text:h>
      <text:p text:style-name="P8"/>
      <text:p text:style-name="P6">Abrimos la terminal de MySQL:</text:p>
      <text:p text:style-name="P43"><text:span text:style-name="Source_20_Text">mysql -u root -p</text:span></text:p>
      <text:p text:style-name="P44"><text:span text:style-name="Source_20_Text"><text:span text:style-name="T6">y escribimos la contraseña password</text:span></text:span></text:p>
      <text:p text:style-name="P14"><text:span text:style-name="Source_20_Text"/></text:p>
      <text:p text:style-name="P14"><text:span text:style-name="Source_20_Text"/></text:p>
      <text:p text:style-name="P15"><text:span text:style-name="Source_20_Text"><text:span text:style-name="T2">Si nos da un error es probable que se deba a que el servicio no esta iniciado, lo arrancamos:</text:span></text:span></text:p>
      <text:p text:style-name="P15"><text:span text:style-name="Source_20_Text"/></text:p>
      <text:p text:style-name="P15"><text:span text:style-name="Source_20_Text"><text:span text:style-name="T2">service mysql start</text:span></text:span></text:p>
      <text:p text:style-name="P14"><text:span text:style-name="Source_20_Text"/></text:p>
      <text:p text:style-name="P14"><text:span text:style-name="Source_20_Text">En la consola de MySQL:</text:span></text:p>
      <text:p text:style-name="P14"><text:span text:style-name="Source_20_Text"/></text:p>
      <text:p text:style-name="P14"><text:span text:style-name="Source_20_Text">Indicamos que el método de autenticacion de nuestro usuario root será por contraseña y le indicamos la contraseña “password”</text:span></text:p>
      <text:p text:style-name="P14"><text:span text:style-name="Source_20_Text"/></text:p>
      <text:p text:style-name="P41"><text:span text:style-name="Source_20_Text"/></text:p>
      <text:p text:style-name="P41"><text:soft-page-break/><text:span text:style-name="Source_20_Text">mysql&gt; use mysql;</text:span></text:p>
      <text:p text:style-name="P14"><text:span text:style-name="Source_20_Text">mysql&gt; update user set plugin='mysql_native_password' where User='root';</text:span></text:p>
      <text:p text:style-name="P14"><text:span text:style-name="Source_20_Text">mysql&gt; FLUSH PRIVILEGES;</text:span></text:p>
      <text:p text:style-name="P14"><text:span text:style-name="Source_20_Text"/></text:p>
      <text:p text:style-name="P14"><text:span text:style-name="Source_20_Text">Ahora actualizamos los privilegios</text:span></text:p>
      <text:p text:style-name="P14"><text:span text:style-name="Source_20_Text"/></text:p>
      <text:p text:style-name="P14"><text:span text:style-name="Source_20_Text">FLUSH PRIVILEGES;</text:span></text:p>
      <text:p text:style-name="P14"><text:span text:style-name="Source_20_Text"/></text:p>
      <text:p text:style-name="P16"><text:span text:style-name="Source_20_Text"><text:span text:style-name="T3">Ahora creamos la base de datos:</text:span></text:span></text:p>
      <text:p text:style-name="P16"><text:span text:style-name="Source_20_Text"><text:span text:style-name="T3">CREATE DATABASE our_project;</text:span></text:span></text:p>
      <text:p text:style-name="P14"><text:span text:style-name="Source_20_Text"/></text:p>
      <text:p text:style-name="P15"><text:span text:style-name="Source_20_Text"><text:span text:style-name="T2">ya podemos salir de la consola </text:span></text:span></text:p>
      <text:p text:style-name="P15"><text:span text:style-name="Source_20_Text"/></text:p>
      <text:p text:style-name="P15"><text:span text:style-name="Source_20_Text"><text:span text:style-name="T2">EXIT;</text:span></text:span></text:p>
      <text:p text:style-name="P15"><text:span text:style-name="Source_20_Text"/></text:p>
      <text:h text:style-name="P37" text:outline-level="2"><text:span text:style-name="Source_20_Text"><text:span text:style-name="T7">Arreglamos certificados de confianza</text:span></text:span></text:h>
      <text:p text:style-name="P23"><text:span text:style-name="Source_20_Text">https://medium.com/@borjacampina/javax-net-ssl-sslexception-744f19b1d07d</text:span></text:p>
      <text:p text:style-name="P14"><text:span text:style-name="Source_20_Text"/></text:p>
      <text:h text:style-name="P35" text:outline-level="2">Ejecución del <text:span text:style-name="T4">OurProject</text:span>:</text:h>
      <text:p text:style-name="P9">Nos dirigimos con la terminal a la carpeta donde tenemos el jar</text:p>
      <text:p text:style-name="P13">A continuación nos dirigimos a la carpeta del proyecto</text:p>
      <text:p text:style-name="P19">cd /vagrant</text:p>
      <text:p text:style-name="P9">Le damos permisos de ejecución</text:p>
      <text:p text:style-name="P9"><text:s/>chmod 777 ourProject-0.0.1-SNAPSHOT.jar </text:p>
      <text:p text:style-name="P9">y lo ejecutamos</text:p>
      <text:p text:style-name="P6">java -jar ourProject-0.0.1-SNAPSHOT.jar </text:p>
      <text:p text:style-name="P6"/>
      <text:h text:style-name="P36" text:outline-level="2">Ejecución del <text:span text:style-name="T4">Servicio Interno</text:span>:</text:h>
      <text:p text:style-name="P12">Abrimos una nueva terminal <text:span text:style-name="T5">y nos dirigimos a la carpeta donde estan los JARS</text:span></text:p>
      <text:p text:style-name="P19">cd /vagrant</text:p>
      <text:p text:style-name="P10">Le damos permisos de ejecución </text:p>
      <text:p text:style-name="P10">chmod 777 API_REST-0.0.1-SNAPSHOT.jar</text:p>
      <text:p text:style-name="P10">y lo ejecutamos</text:p>
      <text:p text:style-name="P7">java -jar API_REST-0.0.1-SNAPSHOT.jar</text:p>
      <text:h text:style-name="Heading_20_2" text:outline-level="2"/>
      <text:h text:style-name="P35" text:outline-level="2">Acceder a la página:</text:h>
      <text:p text:style-name="P9">Abrimos el Chome o Firefox y ponemos:</text:p>
      <text:p text:style-name="P18"><text:soft-page-break/>https://192.168.33.10:8443/ourProjec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18:23:57.732642913</meta:creation-date>
    <dc:date>2020-03-30T23:06:17.026211822</dc:date>
    <meta:editing-duration>PT6H59M20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4" meta:paragraph-count="81" meta:word-count="462" meta:character-count="3186" meta:non-whitespace-character-count="2794"/>
  </office:meta>
</office:document-meta>
</file>